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f6b9" officeooo:paragraph-rsid="0011f6b9"/>
    </style:style>
    <style:style style:name="P2" style:family="paragraph" style:parent-style-name="Text_20_body">
      <style:text-properties officeooo:paragraph-rsid="0011f6b9"/>
    </style:style>
    <style:style style:name="P3" style:family="paragraph" style:parent-style-name="Text_20_body">
      <style:text-properties officeooo:rsid="0011f6b9" officeooo:paragraph-rsid="0011f6b9"/>
    </style:style>
    <style:style style:name="P4" style:family="paragraph" style:parent-style-name="Text_20_body">
      <style:text-properties officeooo:rsid="00137644" officeooo:paragraph-rsid="00137644"/>
    </style:style>
    <style:style style:name="P5" style:family="paragraph" style:parent-style-name="Text_20_body" style:list-style-name="L1">
      <style:text-properties officeooo:rsid="00139171" officeooo:paragraph-rsid="00139171"/>
    </style:style>
    <style:style style:name="P6" style:family="paragraph" style:parent-style-name="Text_20_body">
      <style:text-properties officeooo:paragraph-rsid="00139171"/>
    </style:style>
    <style:style style:name="P7" style:family="paragraph" style:parent-style-name="Heading_20_1">
      <style:text-properties officeooo:paragraph-rsid="0011f6b9"/>
    </style:style>
    <style:style style:name="P8" style:family="paragraph" style:parent-style-name="Heading_20_1">
      <style:text-properties officeooo:rsid="00139171" officeooo:paragraph-rsid="00139171"/>
    </style:style>
    <style:style style:name="P9" style:family="paragraph" style:parent-style-name="Heading_20_2">
      <style:text-properties officeooo:rsid="00139171" officeooo:paragraph-rsid="00139171"/>
    </style:style>
    <style:style style:name="T1" style:family="text">
      <style:text-properties officeooo:rsid="0011f6b9"/>
    </style:style>
    <style:style style:name="T2" style:family="text">
      <style:text-properties officeooo:rsid="0014a2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érification et validation </text:p>
      <text:p text:style-name="P1"/>
      <text:p text:style-name="Subtitle"><text:span text:style-name="T1">TP n°1 - </text:span>Unit testing with Junit </text:p>
      <text:p text:style-name="P1"/>
      <text:h text:style-name="P7" text:outline-level="1"><text:span text:style-name="T1">Preliminary questions</text:span></text:h>
      <text:p text:style-name="P2"/>
      <text:p text:style-name="P3">Question n°1 </text:p>
      <text:p text:style-name="P3">Le résultat n'est pas significatif car la méthode « add » n'est pas testée dans ce programme et donc on ne connaît pas son comportement. </text:p>
      <text:p text:style-name="P3"/>
      <text:p text:style-name="P3">Question n°2</text:p>
      <text:p text:style-name="P3">Cela ne prouve pas non plus que la méthode « add » comporte une erreur car il se peut que ce soit la méthode « remove » qui ne marche pas.</text:p>
      <text:p text:style-name="P3"/>
      <text:p text:style-name="P3">Question n°3</text:p>
      <text:p text:style-name="P3">Il faut pour cela utiliser des données de tests significatives. Soit utiliser une liste contenant déjà un ou plusieurs éléments, soit avoir tester la méthode « add » préalablement.</text:p>
      <text:p text:style-name="P3"/>
      <text:p text:style-name="P3">Question n°4</text:p>
      <text:p text:style-name="P3">L'ordre de déclaration des méthodes n'a pas d'importance sur l’exécution de la classe de test, cependant ce sont les annotations « @before » «et « @after » qui gère un certain ordre.</text:p>
      <text:p text:style-name="P3"/>
      <text:p text:style-name="P3">Question n°5</text:p>
      <text:p text:style-name="P4">Nous ne pouvons certifier que la méthode est suffisamment testée car la méthode « add » peut marcher pour ce cas d'utilisation mais pas forcement pour tous les cas d'utilisation de « addBefore ».</text:p>
      <text:p text:style-name="P4"/>
      <text:h text:style-name="P8" text:outline-level="1">Unit Testing</text:h>
      <text:p text:style-name="P6"/>
      <text:h text:style-name="P9" text:outline-level="2">La liste des bugs</text:h>
      <text:list xml:id="list1697998490325620662" text:style-name="L1">
        <text:list-item>
          <text:p text:style-name="P5">PhonyList#contains(Object) : ligne 179, test testContains_DoesContain<text:span text:style-name="T2">(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0:28:58.232000000</meta:creation-date>
    <dc:date>2015-10-21T12:05:57.264000000</dc:date>
    <meta:editing-duration>PT1H21M46S</meta:editing-duration>
    <meta:editing-cycles>4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6" meta:word-count="188" meta:character-count="1079" meta:non-whitespace-character-count="906"/>
  </office:meta>
</office:document-meta>
</file>